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3371" officeooo:paragraph-rsid="00173371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3371" officeooo:paragraph-rsid="00173371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3371" officeooo:paragraph-rsid="0017337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04f6" officeooo:paragraph-rsid="001804f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3371" officeooo:paragraph-rsid="0018d13c" style:font-size-asian="10.5pt" style:font-size-complex="12pt"/>
    </style:style>
    <style:style style:name="T1" style:family="text">
      <style:text-properties officeooo:rsid="0018d1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thèse de l’apprentissage</text:p>
      <text:p text:style-name="P2"/>
      <text:p text:style-name="P3">Ces 2 années passées sur le programme A350 ainsi que la connaissance professionnel dispensée par l’AFPI ont été enrichissantes pour moi.</text:p>
      <text:p text:style-name="P3"/>
      <text:p text:style-name="P3">Côtoyer chaque jour des adultes et des professionnels m’a permis de gagner en autonomie et en responsabilité, cela m’a également apporté de la confiance en <text:span text:style-name="T1">m</text:span>oi, de la maturité, <text:span text:style-name="T1">tout en développant ma connaissance et ma pratique technique.</text:span></text:p>
      <text:p text:style-name="P3"/>
      <text:p text:style-name="P5"><text:span text:style-name="T1">J’ai appris à m’adapter face à une charge de travail nouvell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23:30.930333013</meta:creation-date>
    <dc:date>2017-11-01T00:00:23.229382956</dc:date>
    <meta:editing-duration>PT12M13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4" meta:word-count="73" meta:character-count="463" meta:non-whitespace-character-count="394"/>
  </office:meta>
</office:document-meta>
</file>